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2.828cm"/>
    </style:style>
    <style:style style:name="ro1" style:family="table-row">
      <style:table-row-properties style:row-height="1.45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ucida Consol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ucida Console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font-name="Arial"/>
    </style:style>
    <style:style style:name="ce16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font-name="Lucida Console"/>
    </style:style>
    <style:style style:name="ce9" style:family="table-cell" style:parent-style-name="Default">
      <style:table-cell-properties fo:wrap-option="no-wrap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style:font-name="Arial Black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4-07-10 UTC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9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upported languages table: <text:a xlink:href="https://developers.google.com/recaptcha/docs/language" xlink:type="simple">https://developers.google.com/recaptcha/docs/language</text:a></text:p>
            <text:p><text:span text:style-name="T1">Last updated as per sheet name/date on Google languages code page.</text:span></text:p>
          </table:table-cell>
          <table:covered-table-cell table:style-name="ce10"/>
          <table:covered-table-cell table:style-name="ce14"/>
          <table:covered-table-cell table:style-name="ce15"/>
          <table:covered-table-cell table:number-columns-repeated="5" table:style-name="ce18"/>
          <table:table-cell table:style-name="ce19" table:number-columns-repeated="16375"/>
        </table:table-row>
        <table:table-row table:style-name="ro2">
          <table:table-cell table:style-name="ce1" office:value-type="string" calcext:value-type="string" table:number-columns-spanned="9" table:number-rows-spanned="1">
            <text:p>Copy and Paste each column from the table into the first two columns...remember to move the last line with the closing ] a few lines down to make space for the new entries.</text:p>
          </table:table-cell>
          <table:covered-table-cell table:style-name="ce10"/>
          <table:covered-table-cell table:style-name="ce14"/>
          <table:covered-table-cell table:style-name="ce15"/>
          <table:covered-table-cell table:number-columns-repeated="5" table:style-name="ce18"/>
          <table:table-cell table:style-name="ce19" table:number-columns-repeated="16375"/>
        </table:table-row>
        <table:table-row table:style-name="ro3">
          <table:table-cell table:style-name="ce1" office:value-type="string" calcext:value-type="string">
            <text:p>Creates array for pasting into \includes\functions\extra_functions\functions_google_recaptcha.php</text:p>
          </table:table-cell>
          <table:table-cell table:style-name="ce11" office:value-type="string" calcext:value-type="string">
            <text:p>Value</text:p>
          </table:table-cell>
          <table:table-cell table:style-name="ce13"/>
          <table:table-cell table:style-name="ce16" office:value-type="string" calcext:value-type="string">
            <text:p>$reCaptcha_languages = [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frikaans</text:p>
          </table:table-cell>
          <table:table-cell table:style-name="ce6" office:value-type="string" calcext:value-type="string">
            <text:p>af</text:p>
          </table:table-cell>
          <table:table-cell table:style-name="ce13" table:formula="of:=&quot;'&quot;&amp;[.B4]&amp;&quot;', &quot;" office:value-type="string" office:string-value="'af', " calcext:value-type="string">
            <text:p>'af', </text:p>
          </table:table-cell>
          <table:table-cell table:style-name="ce16" table:formula="of:=[.D3]&amp;[.C4]" office:value-type="string" office:string-value="$reCaptcha_languages = ['af', " calcext:value-type="string">
            <text:p>$reCaptcha_languages = ['af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lbanian</text:p>
          </table:table-cell>
          <table:table-cell table:style-name="ce6" office:value-type="string" calcext:value-type="string">
            <text:p>sq</text:p>
          </table:table-cell>
          <table:table-cell table:style-name="ce13" table:formula="of:=&quot;'&quot;&amp;[.B5]&amp;&quot;', &quot;" office:value-type="string" office:string-value="'sq', " calcext:value-type="string">
            <text:p>'sq', </text:p>
          </table:table-cell>
          <table:table-cell table:style-name="ce16" table:formula="of:=[.D4]&amp;[.C5]" office:value-type="string" office:string-value="$reCaptcha_languages = ['af', 'sq', " calcext:value-type="string">
            <text:p>$reCaptcha_languages = ['af', 'sq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mharic</text:p>
          </table:table-cell>
          <table:table-cell table:style-name="ce6" office:value-type="string" calcext:value-type="string">
            <text:p>am</text:p>
          </table:table-cell>
          <table:table-cell table:style-name="ce13" table:formula="of:=&quot;'&quot;&amp;[.B6]&amp;&quot;', &quot;" office:value-type="string" office:string-value="'am', " calcext:value-type="string">
            <text:p>'am', </text:p>
          </table:table-cell>
          <table:table-cell table:style-name="ce16" table:formula="of:=[.D5]&amp;[.C6]" office:value-type="string" office:string-value="$reCaptcha_languages = ['af', 'sq', 'am', " calcext:value-type="string">
            <text:p>$reCaptcha_languages = ['af', 'sq', 'am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rabic</text:p>
          </table:table-cell>
          <table:table-cell table:style-name="ce6" office:value-type="string" calcext:value-type="string">
            <text:p>ar</text:p>
          </table:table-cell>
          <table:table-cell table:style-name="ce13" table:formula="of:=&quot;'&quot;&amp;[.B7]&amp;&quot;', &quot;" office:value-type="string" office:string-value="'ar', " calcext:value-type="string">
            <text:p>'ar', </text:p>
          </table:table-cell>
          <table:table-cell table:style-name="ce16" table:formula="of:=[.D6]&amp;[.C7]" office:value-type="string" office:string-value="$reCaptcha_languages = ['af', 'sq', 'am', 'ar', " calcext:value-type="string">
            <text:p>$reCaptcha_languages = ['af', 'sq', 'am', 'a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rmenian</text:p>
          </table:table-cell>
          <table:table-cell table:style-name="ce6" office:value-type="string" calcext:value-type="string">
            <text:p>hy</text:p>
          </table:table-cell>
          <table:table-cell table:style-name="ce13" table:formula="of:=&quot;'&quot;&amp;[.B8]&amp;&quot;', &quot;" office:value-type="string" office:string-value="'hy', " calcext:value-type="string">
            <text:p>'hy', </text:p>
          </table:table-cell>
          <table:table-cell table:style-name="ce16" table:formula="of:=[.D7]&amp;[.C8]" office:value-type="string" office:string-value="$reCaptcha_languages = ['af', 'sq', 'am', 'ar', 'hy', " calcext:value-type="string">
            <text:p>$reCaptcha_languages = ['af', 'sq', 'am', 'ar', 'hy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ssamese</text:p>
          </table:table-cell>
          <table:table-cell table:style-name="ce6" office:value-type="string" calcext:value-type="string">
            <text:p>as</text:p>
          </table:table-cell>
          <table:table-cell table:style-name="ce13" table:formula="of:=&quot;'&quot;&amp;[.B9]&amp;&quot;', &quot;" office:value-type="string" office:string-value="'as', " calcext:value-type="string">
            <text:p>'as', </text:p>
          </table:table-cell>
          <table:table-cell table:style-name="ce16" table:formula="of:=[.D8]&amp;[.C9]" office:value-type="string" office:string-value="$reCaptcha_languages = ['af', 'sq', 'am', 'ar', 'hy', 'as', " calcext:value-type="string">
            <text:p>$reCaptcha_languages = ['af', 'sq', 'am', 'ar', 'hy', 'as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Azerbaijani</text:p>
          </table:table-cell>
          <table:table-cell table:style-name="ce6" office:value-type="string" calcext:value-type="string">
            <text:p>az</text:p>
          </table:table-cell>
          <table:table-cell table:style-name="ce13" table:formula="of:=&quot;'&quot;&amp;[.B10]&amp;&quot;', &quot;" office:value-type="string" office:string-value="'az', " calcext:value-type="string">
            <text:p>'az', </text:p>
          </table:table-cell>
          <table:table-cell table:style-name="ce16" table:formula="of:=[.D9]&amp;[.C10]" office:value-type="string" office:string-value="$reCaptcha_languages = ['af', 'sq', 'am', 'ar', 'hy', 'as', 'az', " calcext:value-type="string">
            <text:p>$reCaptcha_languages = ['af', 'sq', 'am', 'ar', 'hy', 'as', 'az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Basque</text:p>
          </table:table-cell>
          <table:table-cell table:style-name="ce6" office:value-type="string" calcext:value-type="string">
            <text:p>eu</text:p>
          </table:table-cell>
          <table:table-cell table:style-name="ce13" table:formula="of:=&quot;'&quot;&amp;[.B11]&amp;&quot;', &quot;" office:value-type="string" office:string-value="'eu', " calcext:value-type="string">
            <text:p>'eu', </text:p>
          </table:table-cell>
          <table:table-cell table:style-name="ce16" table:formula="of:=[.D10]&amp;[.C11]" office:value-type="string" office:string-value="$reCaptcha_languages = ['af', 'sq', 'am', 'ar', 'hy', 'as', 'az', 'eu', " calcext:value-type="string">
            <text:p>$reCaptcha_languages = ['af', 'sq', 'am', 'ar', 'hy', 'as', 'az', 'eu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Belarusian</text:p>
          </table:table-cell>
          <table:table-cell table:style-name="ce6" office:value-type="string" calcext:value-type="string">
            <text:p>be</text:p>
          </table:table-cell>
          <table:table-cell table:style-name="ce13" table:formula="of:=&quot;'&quot;&amp;[.B12]&amp;&quot;', &quot;" office:value-type="string" office:string-value="'be', " calcext:value-type="string">
            <text:p>'be', </text:p>
          </table:table-cell>
          <table:table-cell table:style-name="ce16" table:formula="of:=[.D11]&amp;[.C12]" office:value-type="string" office:string-value="$reCaptcha_languages = ['af', 'sq', 'am', 'ar', 'hy', 'as', 'az', 'eu', 'be', " calcext:value-type="string">
            <text:p>$reCaptcha_languages = ['af', 'sq', 'am', 'ar', 'hy', 'as', 'az', 'eu', 'be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Bengali</text:p>
          </table:table-cell>
          <table:table-cell table:style-name="ce6" office:value-type="string" calcext:value-type="string">
            <text:p>bn</text:p>
          </table:table-cell>
          <table:table-cell table:style-name="ce13" table:formula="of:=&quot;'&quot;&amp;[.B13]&amp;&quot;', &quot;" office:value-type="string" office:string-value="'bn', " calcext:value-type="string">
            <text:p>'bn', </text:p>
          </table:table-cell>
          <table:table-cell table:style-name="ce16" table:formula="of:=[.D12]&amp;[.C13]" office:value-type="string" office:string-value="$reCaptcha_languages = ['af', 'sq', 'am', 'ar', 'hy', 'as', 'az', 'eu', 'be', 'bn', " calcext:value-type="string">
            <text:p>$reCaptcha_languages = ['af', 'sq', 'am', 'ar', 'hy', 'as', 'az', 'eu', 'be', 'bn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Bulgarian</text:p>
          </table:table-cell>
          <table:table-cell table:style-name="ce6" office:value-type="string" calcext:value-type="string">
            <text:p>bg</text:p>
          </table:table-cell>
          <table:table-cell table:style-name="ce13" table:formula="of:=&quot;'&quot;&amp;[.B14]&amp;&quot;', &quot;" office:value-type="string" office:string-value="'bg', " calcext:value-type="string">
            <text:p>'bg', </text:p>
          </table:table-cell>
          <table:table-cell table:style-name="ce16" table:formula="of:=[.D13]&amp;[.C14]" office:value-type="string" office:string-value="$reCaptcha_languages = ['af', 'sq', 'am', 'ar', 'hy', 'as', 'az', 'eu', 'be', 'bn', 'bg', " calcext:value-type="string">
            <text:p>$reCaptcha_languages = ['af', 'sq', 'am', 'ar', 'hy', 'as', 'az', 'eu', 'be', 'bn', 'bg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Burmese</text:p>
          </table:table-cell>
          <table:table-cell table:style-name="ce6" office:value-type="string" calcext:value-type="string">
            <text:p>my</text:p>
          </table:table-cell>
          <table:table-cell table:style-name="ce13" table:formula="of:=&quot;'&quot;&amp;[.B15]&amp;&quot;', &quot;" office:value-type="string" office:string-value="'my', " calcext:value-type="string">
            <text:p>'my', </text:p>
          </table:table-cell>
          <table:table-cell table:style-name="ce16" table:formula="of:=[.D14]&amp;[.C15]" office:value-type="string" office:string-value="$reCaptcha_languages = ['af', 'sq', 'am', 'ar', 'hy', 'as', 'az', 'eu', 'be', 'bn', 'bg', 'my', " calcext:value-type="string">
            <text:p>$reCaptcha_languages = ['af', 'sq', 'am', 'ar', 'hy', 'as', 'az', 'eu', 'be', 'bn', 'bg', 'my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atalan</text:p>
          </table:table-cell>
          <table:table-cell table:style-name="ce6" office:value-type="string" calcext:value-type="string">
            <text:p>ca</text:p>
          </table:table-cell>
          <table:table-cell table:style-name="ce13" table:formula="of:=&quot;'&quot;&amp;[.B16]&amp;&quot;', &quot;" office:value-type="string" office:string-value="'ca', " calcext:value-type="string">
            <text:p>'ca', </text:p>
          </table:table-cell>
          <table:table-cell table:style-name="ce16" table:formula="of:=[.D15]&amp;[.C16]" office:value-type="string" office:string-value="$reCaptcha_languages = ['af', 'sq', 'am', 'ar', 'hy', 'as', 'az', 'eu', 'be', 'bn', 'bg', 'my', 'ca', " calcext:value-type="string">
            <text:p>$reCaptcha_languages = ['af', 'sq', 'am', 'ar', 'hy', 'as', 'az', 'eu', 'be', 'bn', 'bg', 'my', 'c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hinese (Hong Kong)</text:p>
          </table:table-cell>
          <table:table-cell table:style-name="ce6" office:value-type="string" calcext:value-type="string">
            <text:p>zh-HK</text:p>
          </table:table-cell>
          <table:table-cell table:style-name="ce13" table:formula="of:=&quot;'&quot;&amp;[.B17]&amp;&quot;', &quot;" office:value-type="string" office:string-value="'zh-HK', " calcext:value-type="string">
            <text:p>'zh-HK', </text:p>
          </table:table-cell>
          <table:table-cell table:style-name="ce16" table:formula="of:=[.D16]&amp;[.C17]" office:value-type="string" office:string-value="$reCaptcha_languages = ['af', 'sq', 'am', 'ar', 'hy', 'as', 'az', 'eu', 'be', 'bn', 'bg', 'my', 'ca', 'zh-HK', " calcext:value-type="string">
            <text:p>$reCaptcha_languages = ['af', 'sq', 'am', 'ar', 'hy', 'as', 'az', 'eu', 'be', 'bn', 'bg', 'my', 'ca', 'zh-HK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hinese (Simplified)</text:p>
          </table:table-cell>
          <table:table-cell table:style-name="ce6" office:value-type="string" calcext:value-type="string">
            <text:p>zh-CN</text:p>
          </table:table-cell>
          <table:table-cell table:style-name="ce13" table:formula="of:=&quot;'&quot;&amp;[.B18]&amp;&quot;', &quot;" office:value-type="string" office:string-value="'zh-CN', " calcext:value-type="string">
            <text:p>'zh-CN', </text:p>
          </table:table-cell>
          <table:table-cell table:style-name="ce16" table:formula="of:=[.D17]&amp;[.C18]" office:value-type="string" office:string-value="$reCaptcha_languages = ['af', 'sq', 'am', 'ar', 'hy', 'as', 'az', 'eu', 'be', 'bn', 'bg', 'my', 'ca', 'zh-HK', 'zh-CN', " calcext:value-type="string">
            <text:p>$reCaptcha_languages = ['af', 'sq', 'am', 'ar', 'hy', 'as', 'az', 'eu', 'be', 'bn', 'bg', 'my', 'ca', 'zh-HK', 'zh-CN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hinese (Traditional)</text:p>
          </table:table-cell>
          <table:table-cell table:style-name="ce6" office:value-type="string" calcext:value-type="string">
            <text:p>zh-TW</text:p>
          </table:table-cell>
          <table:table-cell table:style-name="ce13" table:formula="of:=&quot;'&quot;&amp;[.B19]&amp;&quot;', &quot;" office:value-type="string" office:string-value="'zh-TW', " calcext:value-type="string">
            <text:p>'zh-TW', </text:p>
          </table:table-cell>
          <table:table-cell table:style-name="ce16" table:formula="of:=[.D18]&amp;[.C19]" office:value-type="string" office:string-value="$reCaptcha_languages = ['af', 'sq', 'am', 'ar', 'hy', 'as', 'az', 'eu', 'be', 'bn', 'bg', 'my', 'ca', 'zh-HK', 'zh-CN', 'zh-TW', " calcext:value-type="string">
            <text:p>$reCaptcha_languages = ['af', 'sq', 'am', 'ar', 'hy', 'as', 'az', 'eu', 'be', 'bn', 'bg', 'my', 'ca', 'zh-HK', 'zh-CN', 'zh-TW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roatian</text:p>
          </table:table-cell>
          <table:table-cell table:style-name="ce6" office:value-type="string" calcext:value-type="string">
            <text:p>hr</text:p>
          </table:table-cell>
          <table:table-cell table:style-name="ce13" table:formula="of:=&quot;'&quot;&amp;[.B20]&amp;&quot;', &quot;" office:value-type="string" office:string-value="'hr', " calcext:value-type="string">
            <text:p>'hr', </text:p>
          </table:table-cell>
          <table:table-cell table:style-name="ce16" table:formula="of:=[.D19]&amp;[.C20]" office:value-type="string" office:string-value="$reCaptcha_languages = ['af', 'sq', 'am', 'ar', 'hy', 'as', 'az', 'eu', 'be', 'bn', 'bg', 'my', 'ca', 'zh-HK', 'zh-CN', 'zh-TW', 'hr', " calcext:value-type="string">
            <text:p>$reCaptcha_languages = ['af', 'sq', 'am', 'ar', 'hy', 'as', 'az', 'eu', 'be', 'bn', 'bg', 'my', 'ca', 'zh-HK', 'zh-CN', 'zh-TW', 'h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Czech</text:p>
          </table:table-cell>
          <table:table-cell table:style-name="ce6" office:value-type="string" calcext:value-type="string">
            <text:p>cs</text:p>
          </table:table-cell>
          <table:table-cell table:style-name="ce13" table:formula="of:=&quot;'&quot;&amp;[.B21]&amp;&quot;', &quot;" office:value-type="string" office:string-value="'cs', " calcext:value-type="string">
            <text:p>'cs', </text:p>
          </table:table-cell>
          <table:table-cell table:style-name="ce16" table:formula="of:=[.D20]&amp;[.C21]" office:value-type="string" office:string-value="$reCaptcha_languages = ['af', 'sq', 'am', 'ar', 'hy', 'as', 'az', 'eu', 'be', 'bn', 'bg', 'my', 'ca', 'zh-HK', 'zh-CN', 'zh-TW', 'hr', 'cs', " calcext:value-type="string">
            <text:p>$reCaptcha_languages = ['af', 'sq', 'am', 'ar', 'hy', 'as', 'az', 'eu', 'be', 'bn', 'bg', 'my', 'ca', 'zh-HK', 'zh-CN', 'zh-TW', 'hr', 'cs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Danish</text:p>
          </table:table-cell>
          <table:table-cell table:style-name="ce6" office:value-type="string" calcext:value-type="string">
            <text:p>da</text:p>
          </table:table-cell>
          <table:table-cell table:style-name="ce13" table:formula="of:=&quot;'&quot;&amp;[.B22]&amp;&quot;', &quot;" office:value-type="string" office:string-value="'da', " calcext:value-type="string">
            <text:p>'da', </text:p>
          </table:table-cell>
          <table:table-cell table:style-name="ce16" table:formula="of:=[.D21]&amp;[.C22]" office:value-type="string" office:string-value="$reCaptcha_languages = ['af', 'sq', 'am', 'ar', 'hy', 'as', 'az', 'eu', 'be', 'bn', 'bg', 'my', 'ca', 'zh-HK', 'zh-CN', 'zh-TW', 'hr', 'cs', 'da', " calcext:value-type="string">
            <text:p>$reCaptcha_languages = ['af', 'sq', 'am', 'ar', 'hy', 'as', 'az', 'eu', 'be', 'bn', 'bg', 'my', 'ca', 'zh-HK', 'zh-CN', 'zh-TW', 'hr', 'cs', 'd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Dutch *</text:p>
          </table:table-cell>
          <table:table-cell table:style-name="ce6" office:value-type="string" calcext:value-type="string">
            <text:p>nl</text:p>
          </table:table-cell>
          <table:table-cell table:style-name="ce13" table:formula="of:=&quot;'&quot;&amp;[.B23]&amp;&quot;', &quot;" office:value-type="string" office:string-value="'nl', " calcext:value-type="string">
            <text:p>'nl', </text:p>
          </table:table-cell>
          <table:table-cell table:style-name="ce16" table:formula="of:=[.D22]&amp;[.C23]" office:value-type="string" office:string-value="$reCaptcha_languages = ['af', 'sq', 'am', 'ar', 'hy', 'as', 'az', 'eu', 'be', 'bn', 'bg', 'my', 'ca', 'zh-HK', 'zh-CN', 'zh-TW', 'hr', 'cs', 'da', 'nl', " calcext:value-type="string">
            <text:p>$reCaptcha_languages = ['af', 'sq', 'am', 'ar', 'hy', 'as', 'az', 'eu', 'be', 'bn', 'bg', 'my', 'ca', 'zh-HK', 'zh-CN', 'zh-TW', 'hr', 'cs', 'da', 'n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English (UK)</text:p>
          </table:table-cell>
          <table:table-cell table:style-name="ce6" office:value-type="string" calcext:value-type="string">
            <text:p>en-GB</text:p>
          </table:table-cell>
          <table:table-cell table:style-name="ce13" table:formula="of:=&quot;'&quot;&amp;[.B24]&amp;&quot;', &quot;" office:value-type="string" office:string-value="'en-GB', " calcext:value-type="string">
            <text:p>'en-GB', </text:p>
          </table:table-cell>
          <table:table-cell table:style-name="ce16" table:formula="of:=[.D23]&amp;[.C24]" office:value-type="string" office:string-value="$reCaptcha_languages = ['af', 'sq', 'am', 'ar', 'hy', 'as', 'az', 'eu', 'be', 'bn', 'bg', 'my', 'ca', 'zh-HK', 'zh-CN', 'zh-TW', 'hr', 'cs', 'da', 'nl', 'en-GB', " calcext:value-type="string">
            <text:p>$reCaptcha_languages = ['af', 'sq', 'am', 'ar', 'hy', 'as', 'az', 'eu', 'be', 'bn', 'bg', 'my', 'ca', 'zh-HK', 'zh-CN', 'zh-TW', 'hr', 'cs', 'da', 'nl', 'en-GB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English (US) *</text:p>
          </table:table-cell>
          <table:table-cell table:style-name="ce6" office:value-type="string" calcext:value-type="string">
            <text:p>en</text:p>
          </table:table-cell>
          <table:table-cell table:style-name="ce13" table:formula="of:=&quot;'&quot;&amp;[.B25]&amp;&quot;', &quot;" office:value-type="string" office:string-value="'en', " calcext:value-type="string">
            <text:p>'en', </text:p>
          </table:table-cell>
          <table:table-cell table:style-name="ce16" table:formula="of:=[.D24]&amp;[.C25]" office:value-type="string" office:string-value="$reCaptcha_languages = ['af', 'sq', 'am', 'ar', 'hy', 'as', 'az', 'eu', 'be', 'bn', 'bg', 'my', 'ca', 'zh-HK', 'zh-CN', 'zh-TW', 'hr', 'cs', 'da', 'nl', 'en-GB', 'en', " calcext:value-type="string">
            <text:p>$reCaptcha_languages = ['af', 'sq', 'am', 'ar', 'hy', 'as', 'az', 'eu', 'be', 'bn', 'bg', 'my', 'ca', 'zh-HK', 'zh-CN', 'zh-TW', 'hr', 'cs', 'da', 'nl', 'en-GB', 'en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Estonian</text:p>
          </table:table-cell>
          <table:table-cell table:style-name="ce6" office:value-type="string" calcext:value-type="string">
            <text:p>et</text:p>
          </table:table-cell>
          <table:table-cell table:style-name="ce13" table:formula="of:=&quot;'&quot;&amp;[.B26]&amp;&quot;', &quot;" office:value-type="string" office:string-value="'et', " calcext:value-type="string">
            <text:p>'et', </text:p>
          </table:table-cell>
          <table:table-cell table:style-name="ce16" table:formula="of:=[.D25]&amp;[.C26]" office:value-type="string" office:string-value="$reCaptcha_languages = ['af', 'sq', 'am', 'ar', 'hy', 'as', 'az', 'eu', 'be', 'bn', 'bg', 'my', 'ca', 'zh-HK', 'zh-CN', 'zh-TW', 'hr', 'cs', 'da', 'nl', 'en-GB', 'en', 'et', " calcext:value-type="string">
            <text:p>$reCaptcha_languages = ['af', 'sq', 'am', 'ar', 'hy', 'as', 'az', 'eu', 'be', 'bn', 'bg', 'my', 'ca', 'zh-HK', 'zh-CN', 'zh-TW', 'hr', 'cs', 'da', 'nl', 'en-GB', 'en', 'e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Filipino</text:p>
          </table:table-cell>
          <table:table-cell table:style-name="ce6" office:value-type="string" calcext:value-type="string">
            <text:p>fil</text:p>
          </table:table-cell>
          <table:table-cell table:style-name="ce13" table:formula="of:=&quot;'&quot;&amp;[.B27]&amp;&quot;', &quot;" office:value-type="string" office:string-value="'fil', " calcext:value-type="string">
            <text:p>'fil', </text:p>
          </table:table-cell>
          <table:table-cell table:style-name="ce16" table:formula="of:=[.D26]&amp;[.C27]" office:value-type="string" office:string-value="$reCaptcha_languages = ['af', 'sq', 'am', 'ar', 'hy', 'as', 'az', 'eu', 'be', 'bn', 'bg', 'my', 'ca', 'zh-HK', 'zh-CN', 'zh-TW', 'hr', 'cs', 'da', 'nl', 'en-GB', 'en', 'et', 'fil', " calcext:value-type="string">
            <text:p>$reCaptcha_languages = ['af', 'sq', 'am', 'ar', 'hy', 'as', 'az', 'eu', 'be', 'bn', 'bg', 'my', 'ca', 'zh-HK', 'zh-CN', 'zh-TW', 'hr', 'cs', 'da', 'nl', 'en-GB', 'en', 'et', 'fi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Finnish</text:p>
          </table:table-cell>
          <table:table-cell table:style-name="ce6" office:value-type="string" calcext:value-type="string">
            <text:p>fi</text:p>
          </table:table-cell>
          <table:table-cell table:style-name="ce13" table:formula="of:=&quot;'&quot;&amp;[.B28]&amp;&quot;', &quot;" office:value-type="string" office:string-value="'fi', " calcext:value-type="string">
            <text:p>'fi', </text:p>
          </table:table-cell>
          <table:table-cell table:style-name="ce16" table:formula="of:=[.D27]&amp;[.C28]" office:value-type="string" office:string-value="$reCaptcha_languages = ['af', 'sq', 'am', 'ar', 'hy', 'as', 'az', 'eu', 'be', 'bn', 'bg', 'my', 'ca', 'zh-HK', 'zh-CN', 'zh-TW', 'hr', 'cs', 'da', 'nl', 'en-GB', 'en', 'et', 'fil', 'fi', " calcext:value-type="string">
            <text:p>$reCaptcha_languages = ['af', 'sq', 'am', 'ar', 'hy', 'as', 'az', 'eu', 'be', 'bn', 'bg', 'my', 'ca', 'zh-HK', 'zh-CN', 'zh-TW', 'hr', 'cs', 'da', 'nl', 'en-GB', 'en', 'et', 'fil', 'fi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French *</text:p>
          </table:table-cell>
          <table:table-cell table:style-name="ce6" office:value-type="string" calcext:value-type="string">
            <text:p>fr</text:p>
          </table:table-cell>
          <table:table-cell table:style-name="ce13" table:formula="of:=&quot;'&quot;&amp;[.B29]&amp;&quot;', &quot;" office:value-type="string" office:string-value="'fr', " calcext:value-type="string">
            <text:p>'fr', </text:p>
          </table:table-cell>
          <table:table-cell table:style-name="ce16" table:formula="of:=[.D28]&amp;[.C29]" office:value-type="string" office:string-value="$reCaptcha_languages = ['af', 'sq', 'am', 'ar', 'hy', 'as', 'az', 'eu', 'be', 'bn', 'bg', 'my', 'ca', 'zh-HK', 'zh-CN', 'zh-TW', 'hr', 'cs', 'da', 'nl', 'en-GB', 'en', 'et', 'fil', 'fi', 'fr', " calcext:value-type="string">
            <text:p>$reCaptcha_languages = ['af', 'sq', 'am', 'ar', 'hy', 'as', 'az', 'eu', 'be', 'bn', 'bg', 'my', 'ca', 'zh-HK', 'zh-CN', 'zh-TW', 'hr', 'cs', 'da', 'nl', 'en-GB', 'en', 'et', 'fil', 'fi', 'f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French (Canadian)</text:p>
          </table:table-cell>
          <table:table-cell table:style-name="ce6" office:value-type="string" calcext:value-type="string">
            <text:p>fr-CA</text:p>
          </table:table-cell>
          <table:table-cell table:style-name="ce13" table:formula="of:=&quot;'&quot;&amp;[.B30]&amp;&quot;', &quot;" office:value-type="string" office:string-value="'fr-CA', " calcext:value-type="string">
            <text:p>'fr-CA', </text:p>
          </table:table-cell>
          <table:table-cell table:style-name="ce16" table:formula="of:=[.D29]&amp;[.C30]" office:value-type="string" office:string-value="$reCaptcha_languages = ['af', 'sq', 'am', 'ar', 'hy', 'as', 'az', 'eu', 'be', 'bn', 'bg', 'my', 'ca', 'zh-HK', 'zh-CN', 'zh-TW', 'hr', 'cs', 'da', 'nl', 'en-GB', 'en', 'et', 'fil', 'fi', 'fr', 'fr-CA', " calcext:value-type="string">
            <text:p>$reCaptcha_languages = ['af', 'sq', 'am', 'ar', 'hy', 'as', 'az', 'eu', 'be', 'bn', 'bg', 'my', 'ca', 'zh-HK', 'zh-CN', 'zh-TW', 'hr', 'cs', 'da', 'nl', 'en-GB', 'en', 'et', 'fil', 'fi', 'fr', 'fr-C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alician</text:p>
          </table:table-cell>
          <table:table-cell table:style-name="ce6" office:value-type="string" calcext:value-type="string">
            <text:p>gl</text:p>
          </table:table-cell>
          <table:table-cell table:style-name="ce13" table:formula="of:=&quot;'&quot;&amp;[.B31]&amp;&quot;', &quot;" office:value-type="string" office:string-value="'gl', " calcext:value-type="string">
            <text:p>'gl', </text:p>
          </table:table-cell>
          <table:table-cell table:style-name="ce16" table:formula="of:=[.D30]&amp;[.C31]" office:value-type="string" office:string-value="$reCaptcha_languages = ['af', 'sq', 'am', 'ar', 'hy', 'as', 'az', 'eu', 'be', 'bn', 'bg', 'my', 'ca', 'zh-HK', 'zh-CN', 'zh-TW', 'hr', 'cs', 'da', 'nl', 'en-GB', 'en', 'et', 'fil', 'fi', 'fr', 'fr-CA', 'gl', " calcext:value-type="string">
            <text:p>$reCaptcha_languages = ['af', 'sq', 'am', 'ar', 'hy', 'as', 'az', 'eu', 'be', 'bn', 'bg', 'my', 'ca', 'zh-HK', 'zh-CN', 'zh-TW', 'hr', 'cs', 'da', 'nl', 'en-GB', 'en', 'et', 'fil', 'fi', 'fr', 'fr-CA', 'g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eorgian</text:p>
          </table:table-cell>
          <table:table-cell table:style-name="ce6" office:value-type="string" calcext:value-type="string">
            <text:p>ka</text:p>
          </table:table-cell>
          <table:table-cell table:style-name="ce13" table:formula="of:=&quot;'&quot;&amp;[.B32]&amp;&quot;', &quot;" office:value-type="string" office:string-value="'ka', " calcext:value-type="string">
            <text:p>'ka', </text:p>
          </table:table-cell>
          <table:table-cell table:style-name="ce16" table:formula="of:=[.D31]&amp;[.C32]" office:value-type="string" office:string-value="$reCaptcha_languages = ['af', 'sq', 'am', 'ar', 'hy', 'as', 'az', 'eu', 'be', 'bn', 'bg', 'my', 'ca', 'zh-HK', 'zh-CN', 'zh-TW', 'hr', 'cs', 'da', 'nl', 'en-GB', 'en', 'et', 'fil', 'fi', 'fr', 'fr-CA', 'gl', 'ka', " calcext:value-type="string">
            <text:p>$reCaptcha_languages = ['af', 'sq', 'am', 'ar', 'hy', 'as', 'az', 'eu', 'be', 'bn', 'bg', 'my', 'ca', 'zh-HK', 'zh-CN', 'zh-TW', 'hr', 'cs', 'da', 'nl', 'en-GB', 'en', 'et', 'fil', 'fi', 'fr', 'fr-CA', 'gl', 'k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erman *</text:p>
          </table:table-cell>
          <table:table-cell table:style-name="ce6" office:value-type="string" calcext:value-type="string">
            <text:p>de</text:p>
          </table:table-cell>
          <table:table-cell table:style-name="ce13" table:formula="of:=&quot;'&quot;&amp;[.B33]&amp;&quot;', &quot;" office:value-type="string" office:string-value="'de', " calcext:value-type="string">
            <text:p>'de', </text:p>
          </table:table-cell>
          <table:table-cell table:style-name="ce16" table:formula="of:=[.D32]&amp;[.C33]" office:value-type="string" office:string-value="$reCaptcha_languages = ['af', 'sq', 'am', 'ar', 'hy', 'as', 'az', 'eu', 'be', 'bn', 'bg', 'my', 'ca', 'zh-HK', 'zh-CN', 'zh-TW', 'hr', 'cs', 'da', 'nl', 'en-GB', 'en', 'et', 'fil', 'fi', 'fr', 'fr-CA', 'gl', 'ka', 'de', " calcext:value-type="string">
            <text:p>$reCaptcha_languages = ['af', 'sq', 'am', 'ar', 'hy', 'as', 'az', 'eu', 'be', 'bn', 'bg', 'my', 'ca', 'zh-HK', 'zh-CN', 'zh-TW', 'hr', 'cs', 'da', 'nl', 'en-GB', 'en', 'et', 'fil', 'fi', 'fr', 'fr-CA', 'gl', 'ka', 'de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erman (Austria)</text:p>
          </table:table-cell>
          <table:table-cell table:style-name="ce6" office:value-type="string" calcext:value-type="string">
            <text:p>de-AT</text:p>
          </table:table-cell>
          <table:table-cell table:style-name="ce13" table:formula="of:=&quot;'&quot;&amp;[.B34]&amp;&quot;', &quot;" office:value-type="string" office:string-value="'de-AT', " calcext:value-type="string">
            <text:p>'de-AT', </text:p>
          </table:table-cell>
          <table:table-cell table:style-name="ce16" table:formula="of:=[.D33]&amp;[.C3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erman (Switzerland)</text:p>
          </table:table-cell>
          <table:table-cell table:style-name="ce6" office:value-type="string" calcext:value-type="string">
            <text:p>de-CH</text:p>
          </table:table-cell>
          <table:table-cell table:style-name="ce13" table:formula="of:=&quot;'&quot;&amp;[.B35]&amp;&quot;', &quot;" office:value-type="string" office:string-value="'de-CH', " calcext:value-type="string">
            <text:p>'de-CH', </text:p>
          </table:table-cell>
          <table:table-cell table:style-name="ce16" table:formula="of:=[.D34]&amp;[.C3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reek</text:p>
          </table:table-cell>
          <table:table-cell table:style-name="ce6" office:value-type="string" calcext:value-type="string">
            <text:p>el</text:p>
          </table:table-cell>
          <table:table-cell table:style-name="ce13" table:formula="of:=&quot;'&quot;&amp;[.B36]&amp;&quot;', &quot;" office:value-type="string" office:string-value="'el', " calcext:value-type="string">
            <text:p>'el', </text:p>
          </table:table-cell>
          <table:table-cell table:style-name="ce16" table:formula="of:=[.D35]&amp;[.C3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Gujarati</text:p>
          </table:table-cell>
          <table:table-cell table:style-name="ce6" office:value-type="string" calcext:value-type="string">
            <text:p>gu</text:p>
          </table:table-cell>
          <table:table-cell table:style-name="ce13" table:formula="of:=&quot;'&quot;&amp;[.B37]&amp;&quot;', &quot;" office:value-type="string" office:string-value="'gu', " calcext:value-type="string">
            <text:p>'gu', </text:p>
          </table:table-cell>
          <table:table-cell table:style-name="ce16" table:formula="of:=[.D36]&amp;[.C3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Hebrew</text:p>
          </table:table-cell>
          <table:table-cell table:style-name="ce6" office:value-type="string" calcext:value-type="string">
            <text:p>iw</text:p>
          </table:table-cell>
          <table:table-cell table:style-name="ce13" table:formula="of:=&quot;'&quot;&amp;[.B38]&amp;&quot;', &quot;" office:value-type="string" office:string-value="'iw', " calcext:value-type="string">
            <text:p>'iw', </text:p>
          </table:table-cell>
          <table:table-cell table:style-name="ce16" table:formula="of:=[.D37]&amp;[.C38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Hindi</text:p>
          </table:table-cell>
          <table:table-cell table:style-name="ce6" office:value-type="string" calcext:value-type="string">
            <text:p>hi</text:p>
          </table:table-cell>
          <table:table-cell table:style-name="ce13" table:formula="of:=&quot;'&quot;&amp;[.B39]&amp;&quot;', &quot;" office:value-type="string" office:string-value="'hi', " calcext:value-type="string">
            <text:p>'hi', </text:p>
          </table:table-cell>
          <table:table-cell table:style-name="ce16" table:formula="of:=[.D38]&amp;[.C39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Hungarain</text:p>
          </table:table-cell>
          <table:table-cell table:style-name="ce6" office:value-type="string" calcext:value-type="string">
            <text:p>hu</text:p>
          </table:table-cell>
          <table:table-cell table:style-name="ce13" table:formula="of:=&quot;'&quot;&amp;[.B40]&amp;&quot;', &quot;" office:value-type="string" office:string-value="'hu', " calcext:value-type="string">
            <text:p>'hu', </text:p>
          </table:table-cell>
          <table:table-cell table:style-name="ce16" table:formula="of:=[.D39]&amp;[.C40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Icelandic</text:p>
          </table:table-cell>
          <table:table-cell table:style-name="ce6" office:value-type="string" calcext:value-type="string">
            <text:p>is</text:p>
          </table:table-cell>
          <table:table-cell table:style-name="ce13" table:formula="of:=&quot;'&quot;&amp;[.B41]&amp;&quot;', &quot;" office:value-type="string" office:string-value="'is', " calcext:value-type="string">
            <text:p>'is', </text:p>
          </table:table-cell>
          <table:table-cell table:style-name="ce16" table:formula="of:=[.D40]&amp;[.C41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Indonesian</text:p>
          </table:table-cell>
          <table:table-cell table:style-name="ce6" office:value-type="string" calcext:value-type="string">
            <text:p>id</text:p>
          </table:table-cell>
          <table:table-cell table:style-name="ce13" table:formula="of:=&quot;'&quot;&amp;[.B42]&amp;&quot;', &quot;" office:value-type="string" office:string-value="'id', " calcext:value-type="string">
            <text:p>'id', </text:p>
          </table:table-cell>
          <table:table-cell table:style-name="ce16" table:formula="of:=[.D41]&amp;[.C42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Irish</text:p>
          </table:table-cell>
          <table:table-cell table:style-name="ce6" office:value-type="string" calcext:value-type="string">
            <text:p>ga</text:p>
          </table:table-cell>
          <table:table-cell table:style-name="ce13" table:formula="of:=&quot;'&quot;&amp;[.B43]&amp;&quot;', &quot;" office:value-type="string" office:string-value="'ga', " calcext:value-type="string">
            <text:p>'ga', </text:p>
          </table:table-cell>
          <table:table-cell table:style-name="ce16" table:formula="of:=[.D42]&amp;[.C43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Italian *</text:p>
          </table:table-cell>
          <table:table-cell table:style-name="ce6" office:value-type="string" calcext:value-type="string">
            <text:p>it</text:p>
          </table:table-cell>
          <table:table-cell table:style-name="ce13" table:formula="of:=&quot;'&quot;&amp;[.B44]&amp;&quot;', &quot;" office:value-type="string" office:string-value="'it', " calcext:value-type="string">
            <text:p>'it', </text:p>
          </table:table-cell>
          <table:table-cell table:style-name="ce16" table:formula="of:=[.D43]&amp;[.C4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Japanese</text:p>
          </table:table-cell>
          <table:table-cell table:style-name="ce6" office:value-type="string" calcext:value-type="string">
            <text:p>ja</text:p>
          </table:table-cell>
          <table:table-cell table:style-name="ce13" table:formula="of:=&quot;'&quot;&amp;[.B45]&amp;&quot;', &quot;" office:value-type="string" office:string-value="'ja', " calcext:value-type="string">
            <text:p>'ja', </text:p>
          </table:table-cell>
          <table:table-cell table:style-name="ce16" table:formula="of:=[.D44]&amp;[.C4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Kannada</text:p>
          </table:table-cell>
          <table:table-cell table:style-name="ce6" office:value-type="string" calcext:value-type="string">
            <text:p>kn</text:p>
          </table:table-cell>
          <table:table-cell table:style-name="ce13" table:formula="of:=&quot;'&quot;&amp;[.B46]&amp;&quot;', &quot;" office:value-type="string" office:string-value="'kn', " calcext:value-type="string">
            <text:p>'kn', </text:p>
          </table:table-cell>
          <table:table-cell table:style-name="ce16" table:formula="of:=[.D45]&amp;[.C4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Kazakh</text:p>
          </table:table-cell>
          <table:table-cell table:style-name="ce6" office:value-type="string" calcext:value-type="string">
            <text:p>kk</text:p>
          </table:table-cell>
          <table:table-cell table:style-name="ce13" table:formula="of:=&quot;'&quot;&amp;[.B47]&amp;&quot;', &quot;" office:value-type="string" office:string-value="'kk', " calcext:value-type="string">
            <text:p>'kk', </text:p>
          </table:table-cell>
          <table:table-cell table:style-name="ce16" table:formula="of:=[.D46]&amp;[.C4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Khmer</text:p>
          </table:table-cell>
          <table:table-cell table:style-name="ce6" office:value-type="string" calcext:value-type="string">
            <text:p>km</text:p>
          </table:table-cell>
          <table:table-cell table:style-name="ce13" table:formula="of:=&quot;'&quot;&amp;[.B48]&amp;&quot;', &quot;" office:value-type="string" office:string-value="'km', " calcext:value-type="string">
            <text:p>'km', </text:p>
          </table:table-cell>
          <table:table-cell table:style-name="ce16" table:formula="of:=[.D47]&amp;[.C48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Korean</text:p>
          </table:table-cell>
          <table:table-cell table:style-name="ce6" office:value-type="string" calcext:value-type="string">
            <text:p>ko</text:p>
          </table:table-cell>
          <table:table-cell table:style-name="ce13" table:formula="of:=&quot;'&quot;&amp;[.B49]&amp;&quot;', &quot;" office:value-type="string" office:string-value="'ko', " calcext:value-type="string">
            <text:p>'ko', </text:p>
          </table:table-cell>
          <table:table-cell table:style-name="ce16" table:formula="of:=[.D48]&amp;[.C49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Kyrgyz</text:p>
          </table:table-cell>
          <table:table-cell table:style-name="ce6" office:value-type="string" calcext:value-type="string">
            <text:p>ky</text:p>
          </table:table-cell>
          <table:table-cell table:style-name="ce13" table:formula="of:=&quot;'&quot;&amp;[.B50]&amp;&quot;', &quot;" office:value-type="string" office:string-value="'ky', " calcext:value-type="string">
            <text:p>'ky', </text:p>
          </table:table-cell>
          <table:table-cell table:style-name="ce16" table:formula="of:=[.D49]&amp;[.C50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aothian</text:p>
          </table:table-cell>
          <table:table-cell table:style-name="ce6" office:value-type="string" calcext:value-type="string">
            <text:p>lo</text:p>
          </table:table-cell>
          <table:table-cell table:style-name="ce13" table:formula="of:=&quot;'&quot;&amp;[.B51]&amp;&quot;', &quot;" office:value-type="string" office:string-value="'lo', " calcext:value-type="string">
            <text:p>'lo', </text:p>
          </table:table-cell>
          <table:table-cell table:style-name="ce16" table:formula="of:=[.D50]&amp;[.C51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atvian</text:p>
          </table:table-cell>
          <table:table-cell table:style-name="ce6" office:value-type="string" calcext:value-type="string">
            <text:p>lv</text:p>
          </table:table-cell>
          <table:table-cell table:style-name="ce13" table:formula="of:=&quot;'&quot;&amp;[.B52]&amp;&quot;', &quot;" office:value-type="string" office:string-value="'lv', " calcext:value-type="string">
            <text:p>'lv', </text:p>
          </table:table-cell>
          <table:table-cell table:style-name="ce16" table:formula="of:=[.D51]&amp;[.C52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ithuanian</text:p>
          </table:table-cell>
          <table:table-cell table:style-name="ce6" office:value-type="string" calcext:value-type="string">
            <text:p>lt</text:p>
          </table:table-cell>
          <table:table-cell table:style-name="ce13" table:formula="of:=&quot;'&quot;&amp;[.B53]&amp;&quot;', &quot;" office:value-type="string" office:string-value="'lt', " calcext:value-type="string">
            <text:p>'lt', </text:p>
          </table:table-cell>
          <table:table-cell table:style-name="ce16" table:formula="of:=[.D52]&amp;[.C53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Macedonian</text:p>
          </table:table-cell>
          <table:table-cell table:style-name="ce6" office:value-type="string" calcext:value-type="string">
            <text:p>mk</text:p>
          </table:table-cell>
          <table:table-cell table:style-name="ce13" table:formula="of:=&quot;'&quot;&amp;[.B54]&amp;&quot;', &quot;" office:value-type="string" office:string-value="'mk', " calcext:value-type="string">
            <text:p>'mk', </text:p>
          </table:table-cell>
          <table:table-cell table:style-name="ce16" table:formula="of:=[.D53]&amp;[.C5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Malay</text:p>
          </table:table-cell>
          <table:table-cell table:style-name="ce6" office:value-type="string" calcext:value-type="string">
            <text:p>ms</text:p>
          </table:table-cell>
          <table:table-cell table:style-name="ce13" table:formula="of:=&quot;'&quot;&amp;[.B55]&amp;&quot;', &quot;" office:value-type="string" office:string-value="'ms', " calcext:value-type="string">
            <text:p>'ms', </text:p>
          </table:table-cell>
          <table:table-cell table:style-name="ce16" table:formula="of:=[.D54]&amp;[.C5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Malayalam</text:p>
          </table:table-cell>
          <table:table-cell table:style-name="ce6" office:value-type="string" calcext:value-type="string">
            <text:p>ml</text:p>
          </table:table-cell>
          <table:table-cell table:style-name="ce13" table:formula="of:=&quot;'&quot;&amp;[.B56]&amp;&quot;', &quot;" office:value-type="string" office:string-value="'ml', " calcext:value-type="string">
            <text:p>'ml', </text:p>
          </table:table-cell>
          <table:table-cell table:style-name="ce16" table:formula="of:=[.D55]&amp;[.C5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Marathi</text:p>
          </table:table-cell>
          <table:table-cell table:style-name="ce6" office:value-type="string" calcext:value-type="string">
            <text:p>mr</text:p>
          </table:table-cell>
          <table:table-cell table:style-name="ce13" table:formula="of:=&quot;'&quot;&amp;[.B57]&amp;&quot;', &quot;" office:value-type="string" office:string-value="'mr', " calcext:value-type="string">
            <text:p>'mr', </text:p>
          </table:table-cell>
          <table:table-cell table:style-name="ce16" table:formula="of:=[.D56]&amp;[.C5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Mongolian</text:p>
          </table:table-cell>
          <table:table-cell table:style-name="ce6" office:value-type="string" calcext:value-type="string">
            <text:p>mn</text:p>
          </table:table-cell>
          <table:table-cell table:style-name="ce13" table:formula="of:=&quot;'&quot;&amp;[.B58]&amp;&quot;', &quot;" office:value-type="string" office:string-value="'mn', " calcext:value-type="string">
            <text:p>'mn', </text:p>
          </table:table-cell>
          <table:table-cell table:style-name="ce16" table:formula="of:=[.D57]&amp;[.C58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Nepali</text:p>
          </table:table-cell>
          <table:table-cell table:style-name="ce6" office:value-type="string" calcext:value-type="string">
            <text:p>ne</text:p>
          </table:table-cell>
          <table:table-cell table:style-name="ce13" table:formula="of:=&quot;'&quot;&amp;[.B59]&amp;&quot;', &quot;" office:value-type="string" office:string-value="'ne', " calcext:value-type="string">
            <text:p>'ne', </text:p>
          </table:table-cell>
          <table:table-cell table:style-name="ce16" table:formula="of:=[.D58]&amp;[.C59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Norwegian (Bokmål)</text:p>
          </table:table-cell>
          <table:table-cell table:style-name="ce6" office:value-type="string" calcext:value-type="string">
            <text:p>no</text:p>
          </table:table-cell>
          <table:table-cell table:style-name="ce13" table:formula="of:=&quot;'&quot;&amp;[.B60]&amp;&quot;', &quot;" office:value-type="string" office:string-value="'no', " calcext:value-type="string">
            <text:p>'no', </text:p>
          </table:table-cell>
          <table:table-cell table:style-name="ce16" table:formula="of:=[.D59]&amp;[.C60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Odia</text:p>
          </table:table-cell>
          <table:table-cell table:style-name="ce6" office:value-type="string" calcext:value-type="string">
            <text:p>or</text:p>
          </table:table-cell>
          <table:table-cell table:style-name="ce13" table:formula="of:=&quot;'&quot;&amp;[.B61]&amp;&quot;', &quot;" office:value-type="string" office:string-value="'or', " calcext:value-type="string">
            <text:p>'or', </text:p>
          </table:table-cell>
          <table:table-cell table:style-name="ce16" table:formula="of:=[.D60]&amp;[.C61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ersian</text:p>
          </table:table-cell>
          <table:table-cell table:style-name="ce6" office:value-type="string" calcext:value-type="string">
            <text:p>fa</text:p>
          </table:table-cell>
          <table:table-cell table:style-name="ce13" table:formula="of:=&quot;'&quot;&amp;[.B62]&amp;&quot;', &quot;" office:value-type="string" office:string-value="'fa', " calcext:value-type="string">
            <text:p>'fa', </text:p>
          </table:table-cell>
          <table:table-cell table:style-name="ce16" table:formula="of:=[.D61]&amp;[.C62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olish</text:p>
          </table:table-cell>
          <table:table-cell table:style-name="ce6" office:value-type="string" calcext:value-type="string">
            <text:p>pl</text:p>
          </table:table-cell>
          <table:table-cell table:style-name="ce13" table:formula="of:=&quot;'&quot;&amp;[.B63]&amp;&quot;', &quot;" office:value-type="string" office:string-value="'pl', " calcext:value-type="string">
            <text:p>'pl', </text:p>
          </table:table-cell>
          <table:table-cell table:style-name="ce16" table:formula="of:=[.D62]&amp;[.C63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ortuguese *</text:p>
          </table:table-cell>
          <table:table-cell table:style-name="ce6" office:value-type="string" calcext:value-type="string">
            <text:p>pt</text:p>
          </table:table-cell>
          <table:table-cell table:style-name="ce13" table:formula="of:=&quot;'&quot;&amp;[.B64]&amp;&quot;', &quot;" office:value-type="string" office:string-value="'pt', " calcext:value-type="string">
            <text:p>'pt', </text:p>
          </table:table-cell>
          <table:table-cell table:style-name="ce16" table:formula="of:=[.D63]&amp;[.C6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ortuguese (Brazil)</text:p>
          </table:table-cell>
          <table:table-cell table:style-name="ce6" office:value-type="string" calcext:value-type="string">
            <text:p>pt-BR</text:p>
          </table:table-cell>
          <table:table-cell table:style-name="ce13" table:formula="of:=&quot;'&quot;&amp;[.B65]&amp;&quot;', &quot;" office:value-type="string" office:string-value="'pt-BR', " calcext:value-type="string">
            <text:p>'pt-BR', </text:p>
          </table:table-cell>
          <table:table-cell table:style-name="ce16" table:formula="of:=[.D64]&amp;[.C6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ortuguese (Portugal)</text:p>
          </table:table-cell>
          <table:table-cell table:style-name="ce6" office:value-type="string" calcext:value-type="string">
            <text:p>pt-PT</text:p>
          </table:table-cell>
          <table:table-cell table:style-name="ce13" table:formula="of:=&quot;'&quot;&amp;[.B66]&amp;&quot;', &quot;" office:value-type="string" office:string-value="'pt-PT', " calcext:value-type="string">
            <text:p>'pt-PT', </text:p>
          </table:table-cell>
          <table:table-cell table:style-name="ce16" table:formula="of:=[.D65]&amp;[.C6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Romanian</text:p>
          </table:table-cell>
          <table:table-cell table:style-name="ce6" office:value-type="string" calcext:value-type="string">
            <text:p>ro</text:p>
          </table:table-cell>
          <table:table-cell table:style-name="ce13" table:formula="of:=&quot;'&quot;&amp;[.B67]&amp;&quot;', &quot;" office:value-type="string" office:string-value="'ro', " calcext:value-type="string">
            <text:p>'ro', </text:p>
          </table:table-cell>
          <table:table-cell table:style-name="ce16" table:formula="of:=[.D66]&amp;[.C6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Russian</text:p>
          </table:table-cell>
          <table:table-cell table:style-name="ce6" office:value-type="string" calcext:value-type="string">
            <text:p>ru</text:p>
          </table:table-cell>
          <table:table-cell table:style-name="ce13" table:formula="of:=&quot;'&quot;&amp;[.B68]&amp;&quot;', &quot;" office:value-type="string" office:string-value="'ru', " calcext:value-type="string">
            <text:p>'ru', </text:p>
          </table:table-cell>
          <table:table-cell table:style-name="ce16" table:formula="of:=[.D67]&amp;[.C68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Serbian</text:p>
          </table:table-cell>
          <table:table-cell table:style-name="ce6" office:value-type="string" calcext:value-type="string">
            <text:p>sr</text:p>
          </table:table-cell>
          <table:table-cell table:style-name="ce13" table:formula="of:=&quot;'&quot;&amp;[.B69]&amp;&quot;', &quot;" office:value-type="string" office:string-value="'sr', " calcext:value-type="string">
            <text:p>'sr', </text:p>
          </table:table-cell>
          <table:table-cell table:style-name="ce16" table:formula="of:=[.D68]&amp;[.C69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Sinhalese</text:p>
          </table:table-cell>
          <table:table-cell table:style-name="ce6" office:value-type="string" calcext:value-type="string">
            <text:p>si</text:p>
          </table:table-cell>
          <table:table-cell table:style-name="ce13" table:formula="of:=&quot;'&quot;&amp;[.B70]&amp;&quot;', &quot;" office:value-type="string" office:string-value="'si', " calcext:value-type="string">
            <text:p>'si', </text:p>
          </table:table-cell>
          <table:table-cell table:style-name="ce16" table:formula="of:=[.D69]&amp;[.C70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Slovak</text:p>
          </table:table-cell>
          <table:table-cell table:style-name="ce6" office:value-type="string" calcext:value-type="string">
            <text:p>sk</text:p>
          </table:table-cell>
          <table:table-cell table:style-name="ce13" table:formula="of:=&quot;'&quot;&amp;[.B71]&amp;&quot;', &quot;" office:value-type="string" office:string-value="'sk', " calcext:value-type="string">
            <text:p>'sk', </text:p>
          </table:table-cell>
          <table:table-cell table:style-name="ce16" table:formula="of:=[.D70]&amp;[.C71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Slovenian</text:p>
          </table:table-cell>
          <table:table-cell table:style-name="ce6" office:value-type="string" calcext:value-type="string">
            <text:p>sl</text:p>
          </table:table-cell>
          <table:table-cell table:style-name="ce13" table:formula="of:=&quot;'&quot;&amp;[.B72]&amp;&quot;', &quot;" office:value-type="string" office:string-value="'sl', " calcext:value-type="string">
            <text:p>'sl', </text:p>
          </table:table-cell>
          <table:table-cell table:style-name="ce16" table:formula="of:=[.D71]&amp;[.C72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Spanish *</text:p>
          </table:table-cell>
          <table:table-cell table:style-name="ce6" office:value-type="string" calcext:value-type="string">
            <text:p>es</text:p>
          </table:table-cell>
          <table:table-cell table:style-name="ce13" table:formula="of:=&quot;'&quot;&amp;[.B73]&amp;&quot;', &quot;" office:value-type="string" office:string-value="'es', " calcext:value-type="string">
            <text:p>'es', </text:p>
          </table:table-cell>
          <table:table-cell table:style-name="ce16" table:formula="of:=[.D72]&amp;[.C73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</text:p>
          </table:table-cell>
          <table:table-cell table:number-columns-repeated="16380"/>
        </table:table-row>
        <table:table-row table:style-name="ro3">
          <table:table-cell table:style-name="Default" office:value-type="string" calcext:value-type="string">
            <text:p>Spanish (Latin America)</text:p>
          </table:table-cell>
          <table:table-cell office:value-type="string" calcext:value-type="string">
            <text:p>es-419</text:p>
          </table:table-cell>
          <table:table-cell table:style-name="ce13" table:formula="of:=&quot;'&quot;&amp;[.B74]&amp;&quot;', &quot;" office:value-type="string" office:string-value="'es-419', " calcext:value-type="string">
            <text:p>'es-419', </text:p>
          </table:table-cell>
          <table:table-cell table:style-name="ce16" table:formula="of:=[.D73]&amp;[.C7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</text:p>
          </table:table-cell>
          <table:table-cell table:number-columns-repeated="16380"/>
        </table:table-row>
        <table:table-row table:style-name="ro3">
          <table:table-cell table:style-name="Default" office:value-type="string" calcext:value-type="string">
            <text:p>Swahili</text:p>
          </table:table-cell>
          <table:table-cell office:value-type="string" calcext:value-type="string">
            <text:p>sw</text:p>
          </table:table-cell>
          <table:table-cell table:style-name="ce13" table:formula="of:=&quot;'&quot;&amp;[.B75]&amp;&quot;', &quot;" office:value-type="string" office:string-value="'sw', " calcext:value-type="string">
            <text:p>'sw', </text:p>
          </table:table-cell>
          <table:table-cell table:style-name="ce16" table:formula="of:=[.D74]&amp;[.C7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Swedish</text:p>
          </table:table-cell>
          <table:table-cell office:value-type="string" calcext:value-type="string">
            <text:p>sv</text:p>
          </table:table-cell>
          <table:table-cell table:style-name="ce13" table:formula="of:=&quot;'&quot;&amp;[.B76]&amp;&quot;', &quot;" office:value-type="string" office:string-value="'sv', " calcext:value-type="string">
            <text:p>'sv', </text:p>
          </table:table-cell>
          <table:table-cell table:style-name="ce16" table:formula="of:=[.D75]&amp;[.C7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amil</text:p>
          </table:table-cell>
          <table:table-cell office:value-type="string" calcext:value-type="string">
            <text:p>ta</text:p>
          </table:table-cell>
          <table:table-cell table:style-name="ce13" table:formula="of:=&quot;'&quot;&amp;[.B77]&amp;&quot;', &quot;" office:value-type="string" office:string-value="'ta', " calcext:value-type="string">
            <text:p>'ta', </text:p>
          </table:table-cell>
          <table:table-cell table:style-name="ce16" table:formula="of:=[.D76]&amp;[.C7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lugu</text:p>
          </table:table-cell>
          <table:table-cell office:value-type="string" calcext:value-type="string">
            <text:p>te</text:p>
          </table:table-cell>
          <table:table-cell table:style-name="ce13" table:formula="of:=&quot;'&quot;&amp;[.B78]&amp;&quot;', &quot;" office:value-type="string" office:string-value="'te', " calcext:value-type="string">
            <text:p>'te', </text:p>
          </table:table-cell>
          <table:table-cell table:style-name="ce16" table:formula="of:=[.D77]&amp;[.C78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hai</text:p>
          </table:table-cell>
          <table:table-cell office:value-type="string" calcext:value-type="string">
            <text:p>th</text:p>
          </table:table-cell>
          <table:table-cell table:style-name="ce13" table:formula="of:=&quot;'&quot;&amp;[.B79]&amp;&quot;', &quot;" office:value-type="string" office:string-value="'th', " calcext:value-type="string">
            <text:p>'th', </text:p>
          </table:table-cell>
          <table:table-cell table:style-name="ce16" table:formula="of:=[.D78]&amp;[.C79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urkish</text:p>
          </table:table-cell>
          <table:table-cell office:value-type="string" calcext:value-type="string">
            <text:p>tr</text:p>
          </table:table-cell>
          <table:table-cell table:style-name="ce13" table:formula="of:=&quot;'&quot;&amp;[.B80]&amp;&quot;', &quot;" office:value-type="string" office:string-value="'tr', " calcext:value-type="string">
            <text:p>'tr', </text:p>
          </table:table-cell>
          <table:table-cell table:style-name="ce16" table:formula="of:=[.D79]&amp;[.C80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krainian</text:p>
          </table:table-cell>
          <table:table-cell office:value-type="string" calcext:value-type="string">
            <text:p>uk</text:p>
          </table:table-cell>
          <table:table-cell table:style-name="ce13" table:formula="of:=&quot;'&quot;&amp;[.B81]&amp;&quot;', &quot;" office:value-type="string" office:string-value="'uk', " calcext:value-type="string">
            <text:p>'uk', </text:p>
          </table:table-cell>
          <table:table-cell table:style-name="ce16" table:formula="of:=[.D80]&amp;[.C81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rdu</text:p>
          </table:table-cell>
          <table:table-cell office:value-type="string" calcext:value-type="string">
            <text:p>ur</text:p>
          </table:table-cell>
          <table:table-cell table:style-name="ce13" table:formula="of:=&quot;'&quot;&amp;[.B82]&amp;&quot;', &quot;" office:value-type="string" office:string-value="'ur', " calcext:value-type="string">
            <text:p>'ur', </text:p>
          </table:table-cell>
          <table:table-cell table:style-name="ce16" table:formula="of:=[.D81]&amp;[.C82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Uzbek</text:p>
          </table:table-cell>
          <table:table-cell office:value-type="string" calcext:value-type="string">
            <text:p>uz</text:p>
          </table:table-cell>
          <table:table-cell table:style-name="ce13" table:formula="of:=&quot;'&quot;&amp;[.B83]&amp;&quot;', &quot;" office:value-type="string" office:string-value="'uz', " calcext:value-type="string">
            <text:p>'uz', </text:p>
          </table:table-cell>
          <table:table-cell table:style-name="ce16" table:formula="of:=[.D82]&amp;[.C83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table:style-name="ce13" table:formula="of:=&quot;'&quot;&amp;[.B84]&amp;&quot;', &quot;" office:value-type="string" office:string-value="'vi', " calcext:value-type="string">
            <text:p>'vi', </text:p>
          </table:table-cell>
          <table:table-cell table:style-name="ce16" table:formula="of:=[.D83]&amp;[.C84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sh</text:p>
          </table:table-cell>
          <table:table-cell office:value-type="string" calcext:value-type="string">
            <text:p>cy</text:p>
          </table:table-cell>
          <table:table-cell table:style-name="ce13" table:formula="of:=&quot;'&quot;&amp;[.B85]&amp;&quot;', &quot;" office:value-type="string" office:string-value="'cy', " calcext:value-type="string">
            <text:p>'cy', </text:p>
          </table:table-cell>
          <table:table-cell table:style-name="ce16" table:formula="of:=[.D84]&amp;[.C85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Zulu</text:p>
          </table:table-cell>
          <table:table-cell office:value-type="string" calcext:value-type="string">
            <text:p>zu</text:p>
          </table:table-cell>
          <table:table-cell table:style-name="ce13" table:formula="of:=&quot;'&quot;&amp;[.B86]&amp;&quot;', &quot;" office:value-type="string" office:string-value="'zu', " calcext:value-type="string">
            <text:p>'zu', </text:p>
          </table:table-cell>
          <table:table-cell table:style-name="ce16" table:formula="of:=[.D85]&amp;[.C86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'zu', 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'zu', 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13"/>
          <table:table-cell table:style-name="ce13" office:value-type="string" calcext:value-type="string">
            <text:p>];</text:p>
          </table:table-cell>
          <table:table-cell table:style-name="ce16" table:formula="of:=[.D86]&amp;[.C87]" office:value-type="string" office:string-value="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'zu', ];" calcext:value-type="string">
            <text:p>$reCaptcha_languages = ['af', 'sq', 'am', 'ar', 'hy', 'as', 'az', 'eu', 'be', 'bn', 'bg', 'my', 'ca', 'zh-HK', 'zh-CN', 'zh-TW', 'hr', 'cs', 'da', 'nl', 'en-GB', 'en', 'et', 'fil', 'fi', 'fr', 'fr-CA', 'gl', 'ka', 'de', 'de-AT', 'de-CH', 'el', 'gu', 'iw', 'hi', 'hu', 'is', 'id', 'ga', 'it', 'ja', 'kn', 'kk', 'km', 'ko', 'ky', 'lo', 'lv', 'lt', 'mk', 'ms', 'ml', 'mr', 'mn', 'ne', 'no', 'or', 'fa', 'pl', 'pt', 'pt-BR', 'pt-PT', 'ro', 'ru', 'sr', 'si', 'sk', 'sl', 'es', 'es-419', 'sw', 'sv', 'ta', 'te', 'th', 'tr', 'uk', 'ur', 'uz', 'vi', 'cy', 'zu', ];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13" table:number-columns-repeated="2"/>
          <table:table-cell table:style-name="ce16"/>
          <table:table-cell table:number-columns-repeated="16380"/>
        </table:table-row>
        <table:table-row table:style-name="ro3" table:number-rows-repeated="1048444">
          <table:table-cell table:number-columns-repeated="16384"/>
        </table:table-row>
        <table:table-row table:style-name="ro4" table:number-rows-repeated="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1:02:30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0:03:29.588000000</meta:creation-date>
    <dc:date>2024-10-18T11:45:48.050000000</dc:date>
    <meta:editing-duration>PT1H6M11S</meta:editing-duration>
    <meta:editing-cycles>5</meta:editing-cycles>
    <meta:generator>LibreOffice/24.8.1.2$Windows_X86_64 LibreOffice_project/87fa9aec1a63e70835390b81c40bb8993f1d4ff6</meta:generator>
    <meta:document-statistic meta:table-count="1" meta:cell-count="339" meta:object-count="0"/>
  </office:meta>
</office:document-meta>
</file>